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ingle iteration (us)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Rust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Clang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Clang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Rust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Clang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Clang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Rust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GCC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GCC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GCC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GCC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mmandParser</text:p>
          </table:table-cell>
        </table:table-row>
        <table:table-row table:style-name="ro1">
          <table:table-cell office:value-type="string" calcext:value-type="string">
            <text:p>Rust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Rust Debug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Rust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Rust Release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GCC Debug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GCC Debug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GCC Release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GCC Release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Clang Debug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Clang Debug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Clang Release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Clang Release</text:p>
          </table:table-cell>
          <table:table-cell table:formula="of:=1000" office:value-type="float" office:value="1000" calcext:value-type="float">
            <text:p>10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onfig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2" office:value-type="string" calcext:value-type="string">
            <text:p>CommandParser</text:p>
          </table:table-cell>
          <table:table-cell table:style-name="ce2"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Rust Debug</text:p>
          </table:table-cell>
          <table:table-cell office:value-type="string" calcext:value-type="string">
            <text:p>CommandParser</text:p>
          </table:table-cell>
          <table:table-cell table:formula="of:=COM.MICROSOFT.MINIFS([Sheet1.$C$2:.$C$24];[Sheet1.$A$2:.$A$24];[.A2];[Sheet1.$D$2:.$D$24];[.B2])" office:value-type="float" office:value="2340" calcext:value-type="float">
            <text:p>2340</text:p>
          </table:table-cell>
          <table:table-cell table:formula="of:=COM.MICROSOFT.MAXIFS([Sheet1.$C$2:.$C$24];[Sheet1.$A$2:.$A$24];[.A2];[Sheet1.$D$2:.$D$24];[.B2])" office:value-type="float" office:value="2340" calcext:value-type="float">
            <text:p>2340</text:p>
          </table:table-cell>
          <table:table-cell table:formula="of:=AVERAGEIFS([Sheet1.$C$2:.$C$24];[Sheet1.$A$2:.$A$24];[.A2];[Sheet1.$D$2:.$D$24];[.B2])" office:value-type="float" office:value="2340" calcext:value-type="float">
            <text:p>2340</text:p>
          </table:table-cell>
          <table:table-cell table:formula="of:=COUNTIFS([Sheet1.$A$2:.$A$24];[.A2];[Sheet1.$D$2:.$D$24];[.B2])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Rust Debug</text:p>
          </table:table-cell>
          <table:table-cell table:formula="of:=[.E2]" office:value-type="float" office:value="2340" calcext:value-type="float">
            <text:p>2340</text:p>
          </table:table-cell>
          <table:table-cell table:formula="of:=[.E8]" office:value-type="float" office:value="3931" calcext:value-type="float">
            <text:p>3931</text:p>
          </table:table-cell>
        </table:table-row>
        <table:table-row table:style-name="ro1">
          <table:table-cell office:value-type="string" calcext:value-type="string">
            <text:p>Rust Release</text:p>
          </table:table-cell>
          <table:table-cell office:value-type="string" calcext:value-type="string">
            <text:p>CommandParser</text:p>
          </table:table-cell>
          <table:table-cell table:formula="of:=COM.MICROSOFT.MINIFS([Sheet1.$C$2:.$C$24];[Sheet1.$A$2:.$A$24];[.A3];[Sheet1.$D$2:.$D$24];[.B3])" office:value-type="float" office:value="98" calcext:value-type="float">
            <text:p>98</text:p>
          </table:table-cell>
          <table:table-cell table:formula="of:=COM.MICROSOFT.MAXIFS([Sheet1.$C$2:.$C$24];[Sheet1.$A$2:.$A$24];[.A3];[Sheet1.$D$2:.$D$24];[.B3])" office:value-type="float" office:value="99" calcext:value-type="float">
            <text:p>99</text:p>
          </table:table-cell>
          <table:table-cell table:formula="of:=AVERAGEIFS([Sheet1.$C$2:.$C$24];[Sheet1.$A$2:.$A$24];[.A3];[Sheet1.$D$2:.$D$24];[.B3])" office:value-type="float" office:value="98.5" calcext:value-type="float">
            <text:p>98,5</text:p>
          </table:table-cell>
          <table:table-cell table:formula="of:=COUNTIFS([Sheet1.$A$2:.$A$24];[.A3];[Sheet1.$D$2:.$D$24];[.B3]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lang Debug</text:p>
          </table:table-cell>
          <table:table-cell table:formula="of:=[.E4]" office:value-type="float" office:value="2291.5" calcext:value-type="float">
            <text:p>2291,5</text:p>
          </table:table-cell>
          <table:table-cell table:formula="of:=[.E10]" office:value-type="float" office:value="963.5" calcext:value-type="float">
            <text:p>963,5</text:p>
          </table:table-cell>
        </table:table-row>
        <table:table-row table:style-name="ro1">
          <table:table-cell office:value-type="string" calcext:value-type="string">
            <text:p>Clang Debug</text:p>
          </table:table-cell>
          <table:table-cell office:value-type="string" calcext:value-type="string">
            <text:p>CommandParser</text:p>
          </table:table-cell>
          <table:table-cell table:formula="of:=COM.MICROSOFT.MINIFS([Sheet1.$C$2:.$C$24];[Sheet1.$A$2:.$A$24];[.A4];[Sheet1.$D$2:.$D$24];[.B4])" office:value-type="float" office:value="496" calcext:value-type="float">
            <text:p>496</text:p>
          </table:table-cell>
          <table:table-cell table:formula="of:=COM.MICROSOFT.MAXIFS([Sheet1.$C$2:.$C$24];[Sheet1.$A$2:.$A$24];[.A4];[Sheet1.$D$2:.$D$24];[.B4])" office:value-type="float" office:value="4087" calcext:value-type="float">
            <text:p>4087</text:p>
          </table:table-cell>
          <table:table-cell table:formula="of:=AVERAGEIFS([Sheet1.$C$2:.$C$24];[Sheet1.$A$2:.$A$24];[.A4];[Sheet1.$D$2:.$D$24];[.B4])" office:value-type="float" office:value="2291.5" calcext:value-type="float">
            <text:p>2291,5</text:p>
          </table:table-cell>
          <table:table-cell table:formula="of:=COUNTIFS([Sheet1.$A$2:.$A$24];[.A4];[Sheet1.$D$2:.$D$24];[.B4]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GCC Debug</text:p>
          </table:table-cell>
          <table:table-cell table:formula="of:=[.E6]" office:value-type="float" office:value="489.5" calcext:value-type="float">
            <text:p>489,5</text:p>
          </table:table-cell>
          <table:table-cell table:formula="of:=[.E12]" office:value-type="float" office:value="968.5" calcext:value-type="float">
            <text:p>968,5</text:p>
          </table:table-cell>
        </table:table-row>
        <table:table-row table:style-name="ro1">
          <table:table-cell office:value-type="string" calcext:value-type="string">
            <text:p>Clang Release</text:p>
          </table:table-cell>
          <table:table-cell office:value-type="string" calcext:value-type="string">
            <text:p>CommandParser</text:p>
          </table:table-cell>
          <table:table-cell table:formula="of:=COM.MICROSOFT.MINIFS([Sheet1.$C$2:.$C$24];[Sheet1.$A$2:.$A$24];[.A5];[Sheet1.$D$2:.$D$24];[.B5])" office:value-type="float" office:value="110" calcext:value-type="float">
            <text:p>110</text:p>
          </table:table-cell>
          <table:table-cell table:formula="of:=COM.MICROSOFT.MAXIFS([Sheet1.$C$2:.$C$24];[Sheet1.$A$2:.$A$24];[.A5];[Sheet1.$D$2:.$D$24];[.B5])" office:value-type="float" office:value="132" calcext:value-type="float">
            <text:p>132</text:p>
          </table:table-cell>
          <table:table-cell table:formula="of:=AVERAGEIFS([Sheet1.$C$2:.$C$24];[Sheet1.$A$2:.$A$24];[.A5];[Sheet1.$D$2:.$D$24];[.B5])" office:value-type="float" office:value="121" calcext:value-type="float">
            <text:p>121</text:p>
          </table:table-cell>
          <table:table-cell table:formula="of:=COUNTIFS([Sheet1.$A$2:.$A$24];[.A5];[Sheet1.$D$2:.$D$24];[.B5]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Rust Release</text:p>
          </table:table-cell>
          <table:table-cell table:formula="of:=[.E3]" office:value-type="float" office:value="98.5" calcext:value-type="float">
            <text:p>98,5</text:p>
          </table:table-cell>
          <table:table-cell table:formula="of:=[.E9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CC Debug</text:p>
          </table:table-cell>
          <table:table-cell office:value-type="string" calcext:value-type="string">
            <text:p>CommandParser</text:p>
          </table:table-cell>
          <table:table-cell table:formula="of:=COM.MICROSOFT.MINIFS([Sheet1.$C$2:.$C$24];[Sheet1.$A$2:.$A$24];[.A6];[Sheet1.$D$2:.$D$24];[.B6])" office:value-type="float" office:value="449" calcext:value-type="float">
            <text:p>449</text:p>
          </table:table-cell>
          <table:table-cell table:formula="of:=COM.MICROSOFT.MAXIFS([Sheet1.$C$2:.$C$24];[Sheet1.$A$2:.$A$24];[.A6];[Sheet1.$D$2:.$D$24];[.B6])" office:value-type="float" office:value="530" calcext:value-type="float">
            <text:p>530</text:p>
          </table:table-cell>
          <table:table-cell table:formula="of:=AVERAGEIFS([Sheet1.$C$2:.$C$24];[Sheet1.$A$2:.$A$24];[.A6];[Sheet1.$D$2:.$D$24];[.B6])" office:value-type="float" office:value="489.5" calcext:value-type="float">
            <text:p>489,5</text:p>
          </table:table-cell>
          <table:table-cell table:formula="of:=COUNTIFS([Sheet1.$A$2:.$A$24];[.A6];[Sheet1.$D$2:.$D$24];[.B6]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Clang Release</text:p>
          </table:table-cell>
          <table:table-cell table:formula="of:=[.E5]" office:value-type="float" office:value="121" calcext:value-type="float">
            <text:p>121</text:p>
          </table:table-cell>
          <table:table-cell table:formula="of:=[.E11]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GCC Release</text:p>
          </table:table-cell>
          <table:table-cell office:value-type="string" calcext:value-type="string">
            <text:p>CommandParser</text:p>
          </table:table-cell>
          <table:table-cell table:formula="of:=COM.MICROSOFT.MINIFS([Sheet1.$C$2:.$C$24];[Sheet1.$A$2:.$A$24];[.A7];[Sheet1.$D$2:.$D$24];[.B7])" office:value-type="float" office:value="122" calcext:value-type="float">
            <text:p>122</text:p>
          </table:table-cell>
          <table:table-cell table:formula="of:=COM.MICROSOFT.MAXIFS([Sheet1.$C$2:.$C$24];[Sheet1.$A$2:.$A$24];[.A7];[Sheet1.$D$2:.$D$24];[.B7])" office:value-type="float" office:value="129" calcext:value-type="float">
            <text:p>129</text:p>
          </table:table-cell>
          <table:table-cell table:formula="of:=AVERAGEIFS([Sheet1.$C$2:.$C$24];[Sheet1.$A$2:.$A$24];[.A7];[Sheet1.$D$2:.$D$24];[.B7])" office:value-type="float" office:value="125.5" calcext:value-type="float">
            <text:p>125,5</text:p>
          </table:table-cell>
          <table:table-cell table:formula="of:=COUNTIFS([Sheet1.$A$2:.$A$24];[.A7];[Sheet1.$D$2:.$D$24];[.B7]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GCC Release</text:p>
          </table:table-cell>
          <table:table-cell table:formula="of:=[.E7]" office:value-type="float" office:value="125.5" calcext:value-type="float">
            <text:p>125,5</text:p>
          </table:table-cell>
          <table:table-cell table:formula="of:=[.E13]" office:value-type="float" office:value="273.5" calcext:value-type="float">
            <text:p>273,5</text:p>
          </table:table-cell>
        </table:table-row>
        <table:table-row table:style-name="ro1">
          <table:table-cell office:value-type="string" calcext:value-type="string">
            <text:p>Rust Debug</text:p>
          </table:table-cell>
          <table:table-cell office:value-type="string" calcext:value-type="string">
            <text:p>Config</text:p>
          </table:table-cell>
          <table:table-cell table:formula="of:=COM.MICROSOFT.MINIFS([Sheet1.$C$2:.$C$24];[Sheet1.$A$2:.$A$24];[.A8];[Sheet1.$D$2:.$D$24];[.B8])" office:value-type="float" office:value="3920" calcext:value-type="float">
            <text:p>3920</text:p>
          </table:table-cell>
          <table:table-cell table:formula="of:=COM.MICROSOFT.MAXIFS([Sheet1.$C$2:.$C$24];[Sheet1.$A$2:.$A$24];[.A8];[Sheet1.$D$2:.$D$24];[.B8])" office:value-type="float" office:value="3942" calcext:value-type="float">
            <text:p>3942</text:p>
          </table:table-cell>
          <table:table-cell table:formula="of:=AVERAGEIFS([Sheet1.$C$2:.$C$24];[Sheet1.$A$2:.$A$24];[.A8];[Sheet1.$D$2:.$D$24];[.B8])" office:value-type="float" office:value="3931" calcext:value-type="float">
            <text:p>3931</text:p>
          </table:table-cell>
          <table:table-cell table:formula="of:=COUNTIFS([Sheet1.$A$2:.$A$24];[.A8];[Sheet1.$D$2:.$D$24];[.B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st Release</text:p>
          </table:table-cell>
          <table:table-cell office:value-type="string" calcext:value-type="string">
            <text:p>Config</text:p>
          </table:table-cell>
          <table:table-cell table:formula="of:=COM.MICROSOFT.MINIFS([Sheet1.$C$2:.$C$24];[Sheet1.$A$2:.$A$24];[.A9];[Sheet1.$D$2:.$D$24];[.B9])" office:value-type="float" office:value="159" calcext:value-type="float">
            <text:p>159</text:p>
          </table:table-cell>
          <table:table-cell table:formula="of:=COM.MICROSOFT.MAXIFS([Sheet1.$C$2:.$C$24];[Sheet1.$A$2:.$A$24];[.A9];[Sheet1.$D$2:.$D$24];[.B9])" office:value-type="float" office:value="169" calcext:value-type="float">
            <text:p>169</text:p>
          </table:table-cell>
          <table:table-cell table:formula="of:=AVERAGEIFS([Sheet1.$C$2:.$C$24];[Sheet1.$A$2:.$A$24];[.A9];[Sheet1.$D$2:.$D$24];[.B9])" office:value-type="float" office:value="164" calcext:value-type="float">
            <text:p>164</text:p>
          </table:table-cell>
          <table:table-cell table:formula="of:=COUNTIFS([Sheet1.$A$2:.$A$24];[.A9];[Sheet1.$D$2:.$D$24];[.B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 Debug</text:p>
          </table:table-cell>
          <table:table-cell office:value-type="string" calcext:value-type="string">
            <text:p>Config</text:p>
          </table:table-cell>
          <table:table-cell table:formula="of:=COM.MICROSOFT.MINIFS([Sheet1.$C$2:.$C$24];[Sheet1.$A$2:.$A$24];[.A10];[Sheet1.$D$2:.$D$24];[.B10])" office:value-type="float" office:value="962" calcext:value-type="float">
            <text:p>962</text:p>
          </table:table-cell>
          <table:table-cell table:formula="of:=COM.MICROSOFT.MAXIFS([Sheet1.$C$2:.$C$24];[Sheet1.$A$2:.$A$24];[.A10];[Sheet1.$D$2:.$D$24];[.B10])" office:value-type="float" office:value="965" calcext:value-type="float">
            <text:p>965</text:p>
          </table:table-cell>
          <table:table-cell table:formula="of:=AVERAGEIFS([Sheet1.$C$2:.$C$24];[Sheet1.$A$2:.$A$24];[.A10];[Sheet1.$D$2:.$D$24];[.B10])" office:value-type="float" office:value="963.5" calcext:value-type="float">
            <text:p>963,5</text:p>
          </table:table-cell>
          <table:table-cell table:formula="of:=COUNTIFS([Sheet1.$A$2:.$A$24];[.A10];[Sheet1.$D$2:.$D$24];[.B1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ng Release</text:p>
          </table:table-cell>
          <table:table-cell office:value-type="string" calcext:value-type="string">
            <text:p>Config</text:p>
          </table:table-cell>
          <table:table-cell table:formula="of:=COM.MICROSOFT.MINIFS([Sheet1.$C$2:.$C$24];[Sheet1.$A$2:.$A$24];[.A11];[Sheet1.$D$2:.$D$24];[.B11])" office:value-type="float" office:value="261" calcext:value-type="float">
            <text:p>261</text:p>
          </table:table-cell>
          <table:table-cell table:formula="of:=COM.MICROSOFT.MAXIFS([Sheet1.$C$2:.$C$24];[Sheet1.$A$2:.$A$24];[.A11];[Sheet1.$D$2:.$D$24];[.B11])" office:value-type="float" office:value="282" calcext:value-type="float">
            <text:p>282</text:p>
          </table:table-cell>
          <table:table-cell table:formula="of:=AVERAGEIFS([Sheet1.$C$2:.$C$24];[Sheet1.$A$2:.$A$24];[.A11];[Sheet1.$D$2:.$D$24];[.B11])" office:value-type="float" office:value="271.5" calcext:value-type="float">
            <text:p>271,5</text:p>
          </table:table-cell>
          <table:table-cell table:formula="of:=COUNTIFS([Sheet1.$A$2:.$A$24];[.A11];[Sheet1.$D$2:.$D$24];[.B1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 Debug</text:p>
          </table:table-cell>
          <table:table-cell office:value-type="string" calcext:value-type="string">
            <text:p>Config</text:p>
          </table:table-cell>
          <table:table-cell table:formula="of:=COM.MICROSOFT.MINIFS([Sheet1.$C$2:.$C$24];[Sheet1.$A$2:.$A$24];[.A12];[Sheet1.$D$2:.$D$24];[.B12])" office:value-type="float" office:value="968" calcext:value-type="float">
            <text:p>968</text:p>
          </table:table-cell>
          <table:table-cell table:formula="of:=COM.MICROSOFT.MAXIFS([Sheet1.$C$2:.$C$24];[Sheet1.$A$2:.$A$24];[.A12];[Sheet1.$D$2:.$D$24];[.B12])" office:value-type="float" office:value="969" calcext:value-type="float">
            <text:p>969</text:p>
          </table:table-cell>
          <table:table-cell table:formula="of:=AVERAGEIFS([Sheet1.$C$2:.$C$24];[Sheet1.$A$2:.$A$24];[.A12];[Sheet1.$D$2:.$D$24];[.B12])" office:value-type="float" office:value="968.5" calcext:value-type="float">
            <text:p>968,5</text:p>
          </table:table-cell>
          <table:table-cell table:formula="of:=COUNTIFS([Sheet1.$A$2:.$A$24];[.A12];[Sheet1.$D$2:.$D$24];[.B1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 Release</text:p>
          </table:table-cell>
          <table:table-cell office:value-type="string" calcext:value-type="string">
            <text:p>Config</text:p>
          </table:table-cell>
          <table:table-cell table:formula="of:=COM.MICROSOFT.MINIFS([Sheet1.$C$2:.$C$24];[Sheet1.$A$2:.$A$24];[.A13];[Sheet1.$D$2:.$D$24];[.B13])" office:value-type="float" office:value="268" calcext:value-type="float">
            <text:p>268</text:p>
          </table:table-cell>
          <table:table-cell table:formula="of:=COM.MICROSOFT.MAXIFS([Sheet1.$C$2:.$C$24];[Sheet1.$A$2:.$A$24];[.A13];[Sheet1.$D$2:.$D$24];[.B13])" office:value-type="float" office:value="279" calcext:value-type="float">
            <text:p>279</text:p>
          </table:table-cell>
          <table:table-cell table:formula="of:=AVERAGEIFS([Sheet1.$C$2:.$C$24];[Sheet1.$A$2:.$A$24];[.A13];[Sheet1.$D$2:.$D$24];[.B13])" office:value-type="float" office:value="273.5" calcext:value-type="float">
            <text:p>273,5</text:p>
          </table:table-cell>
          <table:table-cell table:formula="of:=COUNTIFS([Sheet1.$A$2:.$A$24];[.A13];[Sheet1.$D$2:.$D$24];[.B13])"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21:35:03.859932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21:29:26.077732298</meta:creation-date>
    <dc:date>2019-09-18T21:42:21.704046892</dc:date>
    <meta:editing-duration>PT9M20S</meta:editing-duration>
    <meta:editing-cycles>6</meta:editing-cycles>
    <meta:generator>LibreOffice/6.3.0.4$Linux_X86_64 LibreOffice_project/30$Build-4</meta:generator>
    <meta:document-statistic meta:table-count="2" meta:cell-count="194" meta:object-count="0"/>
  </office:meta>
</office:document-meta>
</file>